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Anchor.setHeight( String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Anchor.setImageStyle( String image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Anchor.ImageAnch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Anchor.setSrc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Anchor.setVspace( String v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Anchor.setAlt( String a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Anchor.do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mageAnchor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Anchor.setHspace( String h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Anchor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Anchor.setBorder( String b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Anchor.setIsmap( String is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Anchor.setRolloverImage( String rolloverIm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Anchor.setUsemap( String use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Anchor.setImageStyleClass( String imag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Anchor.setLongdesc( String long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